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714" officeooo:paragraph-rsid="001f1714"/>
    </style:style>
    <style:style style:name="P2" style:family="paragraph" style:parent-style-name="Standard">
      <style:paragraph-properties fo:text-align="start" style:justify-single-word="false"/>
      <style:text-properties officeooo:rsid="001f1714" officeooo:paragraph-rsid="001f171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f1714" officeooo:paragraph-rsid="001f1714"/>
    </style:style>
    <style:style style:name="P4" style:family="paragraph" style:parent-style-name="Standard">
      <style:paragraph-properties fo:text-align="start" style:justify-single-word="false"/>
      <style:text-properties officeooo:paragraph-rsid="0021e87b"/>
    </style:style>
    <style:style style:name="P5" style:family="paragraph" style:parent-style-name="Standard" style:list-style-name="L6">
      <style:paragraph-properties fo:text-align="start" style:justify-single-word="false"/>
      <style:text-properties officeooo:paragraph-rsid="0021e87b"/>
    </style:style>
    <style:style style:name="P6" style:family="paragraph" style:parent-style-name="Standard" style:list-style-name="L6">
      <style:paragraph-properties fo:text-align="start" style:justify-single-word="false"/>
      <style:text-properties officeooo:paragraph-rsid="00237047"/>
    </style:style>
    <style:style style:name="P7" style:family="paragraph" style:parent-style-name="Standard" style:list-style-name="L13">
      <style:paragraph-properties fo:text-align="start" style:justify-single-word="false"/>
      <style:text-properties officeooo:paragraph-rsid="00281984"/>
    </style:style>
    <style:style style:name="P8" style:family="paragraph" style:parent-style-name="Standard" style:list-style-name="L14">
      <style:paragraph-properties fo:text-align="start" style:justify-single-word="false"/>
      <style:text-properties officeooo:paragraph-rsid="0029bbba"/>
    </style:style>
    <style:style style:name="P9" style:family="paragraph" style:parent-style-name="Standard" style:list-style-name="L15">
      <style:paragraph-properties fo:text-align="start" style:justify-single-word="false"/>
      <style:text-properties officeooo:paragraph-rsid="002a7e46"/>
    </style:style>
    <style:style style:name="P10" style:family="paragraph" style:parent-style-name="Standard" style:list-style-name="L15">
      <style:paragraph-properties fo:text-align="start" style:justify-single-word="false"/>
      <style:text-properties officeooo:paragraph-rsid="002b76aa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1d352" officeooo:paragraph-rsid="0021d352"/>
    </style:style>
    <style:style style:name="P12" style:family="paragraph" style:parent-style-name="Standard">
      <style:paragraph-properties fo:text-align="start" style:justify-single-word="false"/>
      <style:text-properties officeooo:rsid="0021d352" officeooo:paragraph-rsid="0021d352"/>
    </style:style>
    <style:style style:name="P13" style:family="paragraph" style:parent-style-name="Standard">
      <style:paragraph-properties fo:text-align="start" style:justify-single-word="false"/>
      <style:text-properties officeooo:rsid="0021e87b" officeooo:paragraph-rsid="0021e87b"/>
    </style:style>
    <style:style style:name="P14" style:family="paragraph" style:parent-style-name="Standard" style:list-style-name="L5">
      <style:paragraph-properties fo:text-align="start" style:justify-single-word="false"/>
      <style:text-properties officeooo:rsid="0021e87b" officeooo:paragraph-rsid="0021e87b"/>
    </style:style>
    <style:style style:name="P15" style:family="paragraph" style:parent-style-name="Standard" style:list-style-name="L6">
      <style:paragraph-properties fo:text-align="start" style:justify-single-word="false"/>
      <style:text-properties officeooo:rsid="0021e87b" officeooo:paragraph-rsid="0021e87b"/>
    </style:style>
    <style:style style:name="P16" style:family="paragraph" style:parent-style-name="Standard">
      <style:paragraph-properties fo:text-align="start" style:justify-single-word="false"/>
      <style:text-properties officeooo:rsid="00246104" officeooo:paragraph-rsid="00246104"/>
    </style:style>
    <style:style style:name="P17" style:family="paragraph" style:parent-style-name="Standard" style:list-style-name="L8">
      <style:paragraph-properties fo:text-align="start" style:justify-single-word="false"/>
      <style:text-properties style:text-underline-style="none" officeooo:rsid="00246104" officeooo:paragraph-rsid="00246104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46104" officeooo:paragraph-rsid="00246104"/>
    </style:style>
    <style:style style:name="P19" style:family="paragraph" style:parent-style-name="Standard" style:list-style-name="L9">
      <style:paragraph-properties fo:text-align="start" style:justify-single-word="false"/>
      <style:text-properties style:text-underline-style="none" officeooo:rsid="00246104" officeooo:paragraph-rsid="00246104"/>
    </style:style>
    <style:style style:name="P20" style:family="paragraph" style:parent-style-name="Standard" style:list-style-name="L9">
      <style:paragraph-properties fo:text-align="start" style:justify-single-word="false"/>
      <style:text-properties style:text-underline-style="none" officeooo:rsid="00252028" officeooo:paragraph-rsid="00252028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52028" officeooo:paragraph-rsid="00252028"/>
    </style:style>
    <style:style style:name="P22" style:family="paragraph" style:parent-style-name="Standard" style:list-style-name="L10">
      <style:paragraph-properties fo:text-align="start" style:justify-single-word="false"/>
      <style:text-properties style:text-underline-style="none" officeooo:rsid="00252028" officeooo:paragraph-rsid="00252028"/>
    </style:style>
    <style:style style:name="P23" style:family="paragraph" style:parent-style-name="Standard" style:list-style-name="L11">
      <style:paragraph-properties fo:text-align="start" style:justify-single-word="false"/>
      <style:text-properties style:text-underline-style="none" officeooo:rsid="00252028" officeooo:paragraph-rsid="00252028"/>
    </style:style>
    <style:style style:name="P24" style:family="paragraph" style:parent-style-name="Standard">
      <style:paragraph-properties fo:text-align="center" style:justify-single-word="false"/>
      <style:text-properties style:text-underline-style="none" officeooo:rsid="00252028" officeooo:paragraph-rsid="00252028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29bbba" officeooo:paragraph-rsid="0029bbba"/>
    </style:style>
    <style:style style:name="P26" style:family="paragraph" style:parent-style-name="Standard" style:list-style-name="L16">
      <style:paragraph-properties fo:text-align="start" style:justify-single-word="false"/>
      <style:text-properties style:text-underline-style="none" officeooo:rsid="002b76aa" officeooo:paragraph-rsid="002b76aa"/>
    </style:style>
    <style:style style:name="P27" style:family="paragraph" style:parent-style-name="Standard">
      <style:paragraph-properties fo:text-align="center" style:justify-single-word="false"/>
      <style:text-properties officeooo:paragraph-rsid="002b76aa"/>
    </style:style>
    <style:style style:name="P28" style:family="paragraph" style:parent-style-name="Standard" style:list-style-name="L6">
      <style:paragraph-properties fo:text-align="start" style:justify-single-word="false"/>
      <style:text-properties officeooo:rsid="00262e91" officeooo:paragraph-rsid="00262e91"/>
    </style:style>
    <style:style style:name="P29" style:family="paragraph" style:parent-style-name="Standard" style:list-style-name="L13">
      <style:paragraph-properties fo:text-align="start" style:justify-single-word="false"/>
      <style:text-properties officeooo:rsid="00281984" officeooo:paragraph-rsid="00281984"/>
    </style:style>
    <style:style style:name="P30" style:family="paragraph" style:parent-style-name="Standard" style:list-style-name="L13">
      <style:paragraph-properties fo:text-align="start" style:justify-single-word="false"/>
      <style:text-properties officeooo:rsid="0029bbba" officeooo:paragraph-rsid="0029bbba"/>
    </style:style>
    <style:style style:name="P31" style:family="paragraph" style:parent-style-name="Standard">
      <style:paragraph-properties fo:text-align="start" style:justify-single-word="false"/>
      <style:text-properties officeooo:rsid="0029bbba" officeooo:paragraph-rsid="0029bbba"/>
    </style:style>
    <style:style style:name="P32" style:family="paragraph" style:parent-style-name="Standard">
      <style:paragraph-properties fo:text-align="center" style:justify-single-word="false"/>
      <style:text-properties officeooo:rsid="0029bbba" officeooo:paragraph-rsid="0029bbba"/>
    </style:style>
    <style:style style:name="P33" style:family="paragraph" style:parent-style-name="Standard">
      <style:paragraph-properties fo:text-align="center" style:justify-single-word="false"/>
      <style:text-properties officeooo:rsid="002a7e46" officeooo:paragraph-rsid="002a7e46"/>
    </style:style>
    <style:style style:name="P34" style:family="paragraph" style:parent-style-name="Standard" style:list-style-name="L14">
      <style:paragraph-properties fo:text-align="start" style:justify-single-word="false"/>
      <style:text-properties officeooo:rsid="002a7e46" officeooo:paragraph-rsid="002a7e46"/>
    </style:style>
    <style:style style:name="P35" style:family="paragraph" style:parent-style-name="Standard" style:list-style-name="L15">
      <style:paragraph-properties fo:text-align="start" style:justify-single-word="false"/>
      <style:text-properties officeooo:rsid="002b76aa" officeooo:paragraph-rsid="002b76aa"/>
    </style:style>
    <style:style style:name="P36" style:family="paragraph" style:parent-style-name="Standard" style:list-style-name="L16">
      <style:paragraph-properties fo:text-align="start" style:justify-single-word="false"/>
      <style:text-properties officeooo:rsid="002b76aa" officeooo:paragraph-rsid="002b76aa"/>
    </style:style>
    <style:style style:name="P37" style:family="paragraph" style:parent-style-name="Standard" style:list-style-name="L14">
      <style:paragraph-properties fo:text-align="start" style:justify-single-word="false"/>
      <style:text-properties officeooo:rsid="002b76aa" officeooo:paragraph-rsid="002b76aa"/>
    </style:style>
    <style:style style:name="P38" style:family="paragraph" style:parent-style-name="Standard" style:list-style-name="L13">
      <style:paragraph-properties fo:text-align="start" style:justify-single-word="false"/>
      <style:text-properties officeooo:rsid="002b76aa" officeooo:paragraph-rsid="002b76aa"/>
    </style:style>
    <style:style style:name="P39" style:family="paragraph" style:parent-style-name="Standard" style:list-style-name="L13">
      <style:paragraph-properties fo:text-align="start" style:justify-single-word="false"/>
      <style:text-properties officeooo:rsid="002c6ae1" officeooo:paragraph-rsid="002c6ae1"/>
    </style:style>
    <style:style style:name="P40" style:family="paragraph" style:parent-style-name="Standard" style:list-style-name="L14">
      <style:paragraph-properties fo:text-align="start" style:justify-single-word="false"/>
      <style:text-properties officeooo:rsid="002c6ae1" officeooo:paragraph-rsid="002c6ae1"/>
    </style:style>
    <style:style style:name="P41" style:family="paragraph" style:parent-style-name="Standard" style:list-style-name="L15">
      <style:paragraph-properties fo:text-align="start" style:justify-single-word="false"/>
      <style:text-properties officeooo:rsid="002c6ae1" officeooo:paragraph-rsid="002c6ae1"/>
    </style:style>
    <style:style style:name="P42" style:family="paragraph" style:parent-style-name="Standard" style:list-style-name="L16">
      <style:paragraph-properties fo:text-align="start" style:justify-single-word="false"/>
      <style:text-properties officeooo:rsid="002c6ae1" officeooo:paragraph-rsid="002c6ae1"/>
    </style:style>
    <style:style style:name="T1" style:family="text">
      <style:text-properties officeooo:rsid="0021e87b"/>
    </style:style>
    <style:style style:name="T2" style:family="text">
      <style:text-properties officeooo:rsid="00237047"/>
    </style:style>
    <style:style style:name="T3" style:family="text">
      <style:text-properties officeooo:rsid="00246104"/>
    </style:style>
    <style:style style:name="T4" style:family="text">
      <style:text-properties officeooo:rsid="0025202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81984"/>
    </style:style>
    <style:style style:name="T7" style:family="text">
      <style:text-properties style:text-underline-style="none" officeooo:rsid="0029bbba"/>
    </style:style>
    <style:style style:name="T8" style:family="text">
      <style:text-properties style:text-underline-style="none" officeooo:rsid="002a7e46"/>
    </style:style>
    <style:style style:name="T9" style:family="text">
      <style:text-properties style:text-underline-style="none" officeooo:rsid="002b76aa"/>
    </style:style>
    <style:style style:name="T10" style:family="text">
      <style:text-properties style:text-underline-style="none" officeooo:rsid="002c6ae1"/>
    </style:style>
    <style:style style:name="T11" style:family="text">
      <style:text-properties officeooo:rsid="002c6ae1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სამშენებლო პლატფორმა – <text:span text:style-name="T4">STEP I</text:span></text:p>
      <text:p text:style-name="P2">მიზანი:</text:p>
      <text:list xml:id="list813015689" text:style-name="L1">
        <text:list-item>
          <text:p text:style-name="P3">შეიქმნას პლატფორმა, სადაც განთავსებული იქნება სამშენებლო კომპანიების დაგეგმილი და დაწყებული პროექტები, რომლებიც არიან საქართველოს მაშტაბით. </text:p>
        </text:list-item>
        <text:list-item>
          <text:p text:style-name="P11">შეიქმნას პლატფორმა დიზაინერებისთვის.</text:p>
        </text:list-item>
        <text:list-item>
          <text:p text:style-name="P11">შეიქმნას პლატფორმა ბრიგადებისთვის და მუშებისთვის.</text:p>
        </text:list-item>
        <text:list-item>
          <text:p text:style-name="P11">შეიქმნას პლატფორმა სამშენებლო მასალებისთვის.</text:p>
        </text:list-item>
      </text:list>
      <text:p text:style-name="P12"/>
      <text:p text:style-name="P12"/>
      <text:p text:style-name="P12"/>
      <text:p text:style-name="P12"/>
      <text:p text:style-name="P13">ვიზე არის საიტი გათვლილი:</text:p>
      <text:list xml:id="list215486307" text:style-name="L5">
        <text:list-item>
          <text:p text:style-name="P14">სამშენებლო კოპმანიები, განათავსონ თავისი პროდუქთი.</text:p>
        </text:list-item>
        <text:list-item>
          <text:p text:style-name="P14">მომხმარებლები, რომლებიც ეძებენ მშენებარე ან ახალ დასრულებულ ბინას, დიზაინერს, მუშებს, ბრიგადევს ან სამშენებლო მასალებს.</text:p>
        </text:list-item>
        <text:list-item>
          <text:p text:style-name="P14">დიზაინერებისთვის.</text:p>
        </text:list-item>
        <text:list-item>
          <text:p text:style-name="P14">ბრიგადებისთვის.</text:p>
        </text:list-item>
        <text:list-item>
          <text:p text:style-name="P14">მუშებისთვის.</text:p>
        </text:list-item>
        <text:list-item>
          <text:p text:style-name="P14">სამშენებლო მასალების კომპანიებისთვის.</text:p>
        </text:list-item>
      </text:list>
      <text:p text:style-name="P13"/>
      <text:p text:style-name="P13"/>
      <text:p text:style-name="P4"><text:span text:style-name="T2">ტ</text:span><text:span text:style-name="T1">ექნოლოგიები:</text:span></text:p>
      <text:list xml:id="list685617563" text:style-name="L6">
        <text:list-item>
          <text:p text:style-name="P5"><text:span text:style-name="T1">Front-End→ UI/UX, React , React-Native</text:span></text:p>
        </text:list-item>
        <text:list-item>
          <text:p text:style-name="P15">Back-end → Nest.js, Graphql, <text:span text:style-name="T2">Rest, Mongo, socket, Payment, Google map, </text:span><text:span text:style-name="T4">Docker, AWS</text:span></text:p>
        </text:list-item>
        <text:list-item>
          <text:p text:style-name="P6"><text:span text:style-name="T2">TEST → </text:span><text:span text:style-name="T3">Unit, Integration, e2e</text:span></text:p>
        </text:list-item>
        <text:list-item>
          <text:p text:style-name="P28">Documentation→ Swagger</text:p>
        </text:list-item>
      </text:list>
      <text:p text:style-name="P16">ბიუჯეტი:</text:p>
      <text:list xml:id="list2111408846" text:style-name="L8">
        <text:list-item>
          <text:p text:style-name="P17">US = 0</text:p>
        </text:list-item>
        <text:list-item>
          <text:p text:style-name="P17">LARI = 0</text:p>
        </text:list-item>
        <text:list-item>
          <text:p text:style-name="P17">RUB = პუტინის დედაშევეცი</text:p>
        </text:list-item>
      </text:list>
      <text:p text:style-name="P18">DEPLOYMENT:</text:p>
      <text:list xml:id="list1491546809" text:style-name="L9">
        <text:list-item>
          <text:p text:style-name="P19">დომენი</text:p>
        </text:list-item>
        <text:list-item>
          <text:p text:style-name="P20">სერვერი</text:p>
        </text:list-item>
      </text:list>
      <text:p text:style-name="P21"/>
      <text:p text:style-name="P21"/>
      <text:p text:style-name="P24">ვადები</text:p>
      <text:p text:style-name="P21">პროექტის დაწყების ვადა:</text:p>
      <text:list xml:id="list3331422093" text:style-name="L10">
        <text:list-item>
          <text:p text:style-name="P22">1 მაისი.</text:p>
        </text:list-item>
      </text:list>
      <text:p text:style-name="P21">პროექტის დასრულების ვადა:</text:p>
      <text:list xml:id="list1793111047" text:style-name="L11">
        <text:list-item>
          <text:p text:style-name="P23">7 თვე , ბოლო ვადა 31 დეკემბერი.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კორპუსის შესახებ</text:p>
      <text:list xml:id="list2178671975" text:style-name="L13">
        <text:list-item>
          <text:p text:style-name="P7"><text:span text:style-name="T6">კომპანიის შესახებ: კომპანიის სახელი, კომპანიის ოფისის მისამართი, საიდენტიფიკაციო კოდი, ტელეფონის ნომერი, სოციალური ქსელების ლინკები, ბაზარზე ყოფნის დრო, დასრულებული პროექტები, მიმდინარე პროექტები,</text:span><text:span text:style-name="T7"> </text:span></text:p>
        </text:list-item>
        <text:list-item>
          <text:p text:style-name="P29"><text:span text:style-name="T5"><text:s/>პროექტის შესახებ: სახელი, მდებარეობა, დაწყიების ვადა, დასრულების ვადა, სართულების რაოდენობა, პარკინგი, მინიმალური ფასი, მინიმალური კვადრატი, კომერციული ფართი.</text:span></text:p>
        </text:list-item>
        <text:list-item>
          <text:p text:style-name="P30"><text:span text:style-name="T5">განვადების შესახებ: განვადების პირობები, ბანკი</text:span></text:p>
        </text:list-item>
        <text:list-item>
          <text:p text:style-name="P30"><text:span text:style-name="T5">კითხვარი</text:span></text:p>
        </text:list-item>
        <text:list-item>
          <text:p text:style-name="P30"><text:span text:style-name="T5">შესაფება</text:span></text:p>
        </text:list-item>
        <text:list-item>
          <text:p text:style-name="P38"><text:span text:style-name="T5">ფილტრები</text:span></text:p>
        </text:list-item>
        <text:list-item>
          <text:p text:style-name="P39"><text:span text:style-name="T5">კალათა/ფავორიტი</text:span></text:p>
        </text:list-item>
      </text:list>
      <text:p text:style-name="P31"><text:span text:style-name="T5"/></text:p>
      <text:p text:style-name="P32"><text:span text:style-name="T5"><text:s/>დიზაინერების შესახებ</text:span></text:p>
      <text:list xml:id="list838211902" text:style-name="L14">
        <text:list-item>
          <text:p text:style-name="P8"><text:span text:style-name="T7">დიზაინერი: სახელი, გვარი, ასაკი, სქესი, გამოცდილება, სტუდია, პორტფოლიო,</text:span><text:span text:style-name="T8"> მინიმალური საფასური 1კვ მოწყობისთვის, საკომუნიკაციო ინფორმაცია, მდებარეობა, </text:span><text:span text:style-name="T9">კატეგორია, </text:span><text:span text:style-name="T10">ვერიფიკაცია</text:span></text:p>
        </text:list-item>
        <text:list-item>
          <text:p text:style-name="P34"><text:span text:style-name="T5">მკითხვარი</text:span></text:p>
        </text:list-item>
        <text:list-item>
          <text:p text:style-name="P34"><text:span text:style-name="T5">შეფასება</text:span></text:p>
        </text:list-item>
        <text:list-item>
          <text:p text:style-name="P37"><text:span text:style-name="T5">ფილტრები</text:span></text:p>
        </text:list-item>
        <text:list-item>
          <text:p text:style-name="P40"><text:span text:style-name="T5">კალათა/ფავორიტი</text:span></text:p>
        </text:list-item>
      </text:list>
      <text:p text:style-name="P33"><text:span text:style-name="T5">ბრიგადები </text:span><text:span text:style-name="T9">და მუშები</text:span></text:p>
      <text:list xml:id="list2654852564" text:style-name="L15">
        <text:list-item>
          <text:p text:style-name="P9"><text:span text:style-name="T8">ბრიგადის შეახებ: რაოდენობა, მდებარეობა, სპეციალობა, </text:span><text:span text:style-name="T9">მინიმალური საფასუ 1კვ აშენებისთვის(ყველა კატეგორიას სხვადასხვა მინიმალური საფასური აქვს), პორტფოლიო, ჯავშნები, </text:span><text:span text:style-name="T10">ვერიფიკაცია</text:span></text:p>
        </text:list-item>
        <text:list-item>
          <text:p text:style-name="P35"><text:span text:style-name="T5">მკითხვარი</text:span></text:p>
        </text:list-item>
        <text:list-item>
          <text:p text:style-name="P35"><text:span text:style-name="T5">შეფასება</text:span></text:p>
        </text:list-item>
        <text:list-item>
          <text:p text:style-name="P10"><text:span text:style-name="T9">მუშა იქნება რაოდენობა გარეშე.</text:span></text:p>
        </text:list-item>
        <text:list-item>
          <text:p text:style-name="P35"><text:span text:style-name="T5">ფილტრები</text:span></text:p>
        </text:list-item>
        <text:list-item>
          <text:p text:style-name="P41"><text:span text:style-name="T5">კალათა/ფავორიტი</text:span></text:p>
        </text:list-item>
      </text:list>
      <text:p text:style-name="P27"><text:span text:style-name="T9"><text:s/>პლატფორმა სამშენებლო მასალებისთვის</text:span></text:p>
      <text:list xml:id="list924112901" text:style-name="L16">
        <text:list-item>
          <text:p text:style-name="P26">სამშენებლო მასალების შესახებ: კომპანია, მდეობარეობა, საკომუნიკაციო ინფორმაცია, კატეგორია. <text:span text:style-name="T11">ვერიფიკაცია.</text:span></text:p>
        </text:list-item>
        <text:list-item>
          <text:p text:style-name="P36"><text:span text:style-name="T5">ფილტრები</text:span></text:p>
        </text:list-item>
        <text:list-item>
          <text:p text:style-name="P36"><text:span text:style-name="T5">შეაფება</text:span></text:p>
        </text:list-item>
        <text:list-item>
          <text:p text:style-name="P36"><text:span text:style-name="T5">მკითხვარი</text:span></text:p>
        </text:list-item>
        <text:list-item>
          <text:p text:style-name="P42"><text:span text:style-name="T5">კალათა/ფავორიტი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3T13:27:14.521183279</meta:creation-date>
    <dc:date>2022-04-13T17:56:12.161615718</dc:date>
    <meta:editing-duration>PT1H18M2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276" meta:character-count="2120" meta:non-whitespace-character-count="1939"/>
  </office:meta>
</office:document-meta>
</file>